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hao</text:p>
          </table:table-cell>
          <table:table-cell table:number-columns-repeated="4"/>
          <table:table-cell office:value-type="string" calcext:value-type="string">
            <text:p>teto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00-[.D3]" office:value-type="float" office:value="493" calcext:value-type="float">
            <text:p>493</text:p>
          </table:table-cell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600-213" office:value-type="float" office:value="387" calcext:value-type="float">
            <text:p>387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2.4" calcext:value-type="float">
            <text:p>172,4</text:p>
          </table:table-cell>
          <table:table-cell table:formula="of:=600-[.D4]" office:value-type="float" office:value="388" calcext:value-type="float">
            <text:p>388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600-68" office:value-type="float" office:value="532" calcext:value-type="float">
            <text:p>532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1.6" calcext:value-type="float">
            <text:p>591,6</text:p>
          </table:table-cell>
          <table:table-cell table:formula="of:=600-[.D5]"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949.5" calcext:value-type="float">
            <text:p>949,5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317" calcext:value-type="float">
            <text:p>31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6.5" calcext:value-type="float">
            <text:p>596,5</text:p>
          </table:table-cell>
          <table:table-cell table:formula="of:=600-[.D6]" office:value-type="float" office:value="274" calcext:value-type="float">
            <text:p>274</text:p>
          </table:table-cell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688.2" calcext:value-type="float">
            <text:p>1688,2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283" calcext:value-type="float">
            <text:p>28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3.5" calcext:value-type="float">
            <text:p>913,5</text:p>
          </table:table-cell>
          <table:table-cell table:formula="of:=600-[.D7]"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650.2" calcext:value-type="float">
            <text:p>1650,2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13.2" calcext:value-type="float">
            <text:p>1513,2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4.2" calcext:value-type="float">
            <text:p>1404,2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lataformas</text:p>
          </table:table-cell>
          <table:table-cell table:number-columns-repeated="3"/>
        </table:table-row>
        <table:table-row table:style-name="ro1">
          <table:table-cell office:value-type="float" office:value="1127.6" calcext:value-type="float">
            <text:p>1127,6</text:p>
          </table:table-cell>
          <table:table-cell table:formula="of:=600-[.D10]" office:value-type="float" office:value="529" calcext:value-type="float">
            <text:p>529</text:p>
          </table:table-cell>
          <table:table-cell office:value-type="float" office:value="422" calcext:value-type="float">
            <text:p>4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196.3" calcext:value-type="float">
            <text:p>1196,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1301.6" calcext:value-type="float">
            <text:p>1301,6</text:p>
          </table:table-cell>
          <table:table-cell table:formula="of:=600-[.D11]" office:value-type="float" office:value="496" calcext:value-type="float">
            <text:p>49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float" office:value="389" calcext:value-type="float">
            <text:p>389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7.5" calcext:value-type="float">
            <text:p>1897,5</text:p>
          </table:table-cell>
          <table:table-cell table:formula="of:=600-[.D12]" office:value-type="float" office:value="495" calcext:value-type="float">
            <text:p>4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905" calcext:value-type="float">
            <text:p>2905</text:p>
          </table:table-cell>
          <table:table-cell office:value-type="float" office:value="381" calcext:value-type="float">
            <text:p>38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5.5" calcext:value-type="float">
            <text:p>2005,5</text:p>
          </table:table-cell>
          <table:table-cell table:formula="of:=600-[.D13]" office:value-type="float" office:value="528" calcext:value-type="float">
            <text:p>528</text:p>
          </table:table-cell>
          <table:table-cell office:value-type="float" office:value="821" calcext:value-type="float">
            <text:p>82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334" calcext:value-type="float">
            <text:p>33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600-[.D14]" office:value-type="float" office:value="496" calcext:value-type="float">
            <text:p>49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144" calcext:value-type="float">
            <text:p>2144</text:p>
          </table:table-cell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486" calcext:value-type="float">
            <text:p>48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600-[.D15]" office:value-type="float" office:value="530" calcext:value-type="float">
            <text:p>530</text:p>
          </table:table-cell>
          <table:table-cell office:value-type="float" office:value="817" calcext:value-type="float">
            <text:p>81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43" calcext:value-type="float">
            <text:p>5443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60.5" calcext:value-type="float">
            <text:p>4160,5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2704.34" calcext:value-type="float">
            <text:p>2704,34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13" calcext:value-type="float">
            <text:p>5713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94.5" calcext:value-type="float">
            <text:p>4194,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"/>
          <table:table-cell office:value-type="float" office:value="5943" calcext:value-type="float">
            <text:p>5943</text:p>
          </table:table-cell>
          <table:table-cell office:value-type="float" office:value="265" calcext:value-type="float">
            <text:p>265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25.5" calcext:value-type="float">
            <text:p>4225,5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59.5" calcext:value-type="float">
            <text:p>4259,5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gaiola</text:p>
          </table:table-cell>
          <table:table-cell table:number-columns-repeated="4"/>
          <table:table-cell office:value-type="string" calcext:value-type="string">
            <text:p>pedra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600-[.D22]" office:value-type="float" office:value="319" calcext:value-type="float">
            <text:p>319</text:p>
          </table:table-cell>
          <table:table-cell office:value-type="float" office:value="497" calcext:value-type="float">
            <text:p>49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number-columns-repeated="5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600-[.D23]" office:value-type="float" office:value="395" calcext:value-type="float">
            <text:p>395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334" calcext:value-type="float">
            <text:p>334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87.5" calcext:value-type="float">
            <text:p>4887,5</text:p>
          </table:table-cell>
          <table:table-cell table:formula="of:=600-[.D24]" office:value-type="float" office:value="413" calcext:value-type="float">
            <text:p>413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7686" calcext:value-type="float">
            <text:p>7686</text:p>
          </table:table-cell>
          <table:table-cell table:formula="of:=600-[.N24]" office:value-type="float" office:value="228" calcext:value-type="float">
            <text:p>228</text:p>
          </table:table-cell>
          <table:table-cell office:value-type="float" office:value="155" calcext:value-type="float">
            <text:p>15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173.5" calcext:value-type="float">
            <text:p>5173,5</text:p>
          </table:table-cell>
          <table:table-cell table:formula="of:=600-[.D25]" office:value-type="float" office:value="420" calcext:value-type="float">
            <text:p>42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gua</text:p>
          </table:table-cell>
          <table:table-cell table:number-columns-repeated="4"/>
          <table:table-cell office:value-type="float" office:value="7755" calcext:value-type="float">
            <text:p>7755</text:p>
          </table:table-cell>
          <table:table-cell table:formula="of:=600-[.N25]"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586.5" calcext:value-type="float">
            <text:p>5586,5</text:p>
          </table:table-cell>
          <table:table-cell table:formula="of:=600-[.D26]" office:value-type="float" office:value="416" calcext:value-type="float">
            <text:p>416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float" office:value="6478" calcext:value-type="float">
            <text:p>6478</text:p>
          </table:table-cell>
          <table:table-cell table:formula="of:=600-[.N26]"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591.5" calcext:value-type="float">
            <text:p>5591,5</text:p>
          </table:table-cell>
          <table:table-cell table:formula="of:=600-[.D27]"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547.6" calcext:value-type="float">
            <text:p>1547,6</text:p>
          </table:table-cell>
          <table:table-cell table:formula="of:=600-[.I27]" office:value-type="float" office:value="566" calcext:value-type="float">
            <text:p>566</text:p>
          </table:table-cell>
          <table:table-cell office:value-type="float" office:value="354" calcext:value-type="float">
            <text:p>35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532" calcext:value-type="float">
            <text:p>6532</text:p>
          </table:table-cell>
          <table:table-cell table:formula="of:=600-[.N27]"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241.5" calcext:value-type="float">
            <text:p>6241,5</text:p>
          </table:table-cell>
          <table:table-cell table:formula="of:=600-[.D28]"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600-[.I28]"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05" calcext:value-type="float">
            <text:p>6605</text:p>
          </table:table-cell>
          <table:table-cell table:formula="of:=600-[.N28]"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600-[.D29]" office:value-type="float" office:value="324" calcext:value-type="float">
            <text:p>324</text:p>
          </table:table-cell>
          <table:table-cell office:value-type="float" office:value="2088" calcext:value-type="float">
            <text:p>2088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5034.5" calcext:value-type="float">
            <text:p>5034,5</text:p>
          </table:table-cell>
          <table:table-cell table:formula="of:=600-[.I29]" office:value-type="float" office:value="544" calcext:value-type="float">
            <text:p>544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26" calcext:value-type="float">
            <text:p>6426</text:p>
          </table:table-cell>
          <table:table-cell table:formula="of:=600-[.N29]"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600-[.D30]" office:value-type="float" office:value="600" calcext:value-type="float">
            <text:p>600</text:p>
          </table:table-cell>
          <table:table-cell table:number-columns-repeated="3"/>
          <table:table-cell office:value-type="float" office:value="5356.5" calcext:value-type="float">
            <text:p>5356,5</text:p>
          </table:table-cell>
          <table:table-cell table:formula="of:=600-[.I30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64" calcext:value-type="float">
            <text:p>6664</text:p>
          </table:table-cell>
          <table:table-cell table:formula="of:=600-[.N30]" office:value-type="float" office:value="373" calcext:value-type="float">
            <text:p>373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table:formula="of:=600-[.D31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/>
          <table:table-cell table:formula="of:=600-[.D32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/>
          <table:table-cell table:formula="of:=600-[.D33]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/>
          <table:table-cell table:formula="of:=600-[.D34]" office:value-type="float" office:value="600" calcext:value-type="float">
            <text:p>6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0:17:54.469571140</meta:creation-date>
    <dc:date>2020-04-15T05:09:55.373888032</dc:date>
    <meta:editing-duration>PT3H19M28S</meta:editing-duration>
    <meta:editing-cycles>2</meta:editing-cycles>
    <meta:generator>LibreOffice/6.0.7.3$Linux_X86_64 LibreOffice_project/00m0$Build-3</meta:generator>
    <meta:document-statistic meta:table-count="1" meta:cell-count="296" meta:object-count="0"/>
  </office:meta>
</office:document-meta>
</file>